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bf30" officeooo:paragraph-rsid="0018bf30"/>
    </style:style>
    <style:style style:name="P2" style:family="paragraph" style:parent-style-name="Standard">
      <style:text-properties fo:language="en" fo:country="US" officeooo:rsid="0018bf30" officeooo:paragraph-rsid="001a9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a entolh ana kuklo xwris eksartiseis</text:p>
      <text:p text:style-name="P1"/>
      <text:p text:style-name="P2">to idio alla me eksartiseis RAW.</text:p>
      <text:p text:style-name="P2"/>
      <text:p text:style-name="P2">rename ston idio kataxwrhth sunexeia WAW</text:p>
      <text:p text:style-name="P2"/>
      <text:p text:style-name="P2">forward RF tautoxrona apotelesma CDB kai diavasma tou</text:p>
      <text:p text:style-name="P2"/>
      <text:p text:style-name="P1">sigkroush cdb</text:p>
      <text:p text:style-name="P1"/>
      <text:p text:style-name="P1">gemisma RS apo entoles pou perimenoun mia allh</text:p>
      <text:p text:style-name="P1"/>
      <text:p text:style-name="P2">not/shift R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17:24.224000000</meta:creation-date>
    <dc:date>2018-11-14T15:34:41.976000000</dc:date>
    <meta:editing-duration>PT7M7S</meta:editing-duration>
    <meta:editing-cycles>1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7" meta:word-count="38" meta:character-count="234" meta:non-whitespace-character-count="203"/>
  </office:meta>
</office:document-meta>
</file>